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Arial" fo:font-size="11pt" fo:font-style="normal" style:text-underline-style="none" fo:font-weight="bold" officeooo:paragraph-rsid="001928c7"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1bd2d8" officeooo:paragraph-rsid="001bd2d8" style:text-blinking="false" fo:background-color="transparent" style:font-weight-asian="normal" style:font-weight-complex="normal"/>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1ef5a0" officeooo:paragraph-rsid="001ef5a0" style:text-blinking="false" fo:background-color="transparent" style:font-weight-asian="normal" style:font-weight-complex="normal"/>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258c38" officeooo:paragraph-rsid="00258c38" style:text-blinking="false" fo:background-color="transparent" style:font-weight-asian="normal" style:font-weight-complex="normal"/>
    </style:style>
    <style:style style:name="P6"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paragraph-rsid="001928c7" style:text-blinking="false" fo:background-color="transparent" style:font-size-asian="13pt" style:font-size-complex="13pt"/>
    </style:style>
    <style:style style:name="P7" style:family="paragraph" style:parent-style-name="Standard">
      <style:text-properties fo:font-variant="normal" fo:text-transform="none" fo:color="#000000" style:text-line-through-style="none" style:text-line-through-type="none" style:font-name="Arial" fo:font-size="13pt" fo:font-style="normal" style:text-underline-style="none" fo:font-weight="bold" officeooo:rsid="001928c7" officeooo:paragraph-rsid="001928c7" style:text-blinking="false" fo:background-color="transparent" style:font-size-asian="13pt" style:font-size-complex="13pt"/>
    </style:style>
    <style:style style:name="P8"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bd2d8" officeooo:paragraph-rsid="001bd2d8" style:text-blinking="false" fo:background-color="transparent" style:font-weight-asian="normal" style:font-weight-complex="normal"/>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1ef5a0" style:text-blinking="false" fo:background-color="transparent" style:font-weight-asian="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text-line-through-type="none" style:text-underline-style="none" fo:font-weight="normal" officeooo:rsid="001d4f8f" officeooo:paragraph-rsid="00258c38" style:text-blinking="false" fo:background-color="transparent" style:font-weight-asian="normal" style:font-weight-complex="normal"/>
    </style:style>
    <style:style style:name="P11" style:family="paragraph" style:parent-style-name="Standard">
      <style:text-properties fo:font-variant="normal" fo:text-transform="none" fo:color="#000000" style:text-line-through-style="none" style:text-line-through-type="none" fo:font-size="13pt" style:text-underline-style="none" officeooo:paragraph-rsid="001928c7" style:text-blinking="false" fo:background-color="transparent" style:font-size-asian="13pt" style:font-size-complex="13pt"/>
    </style:style>
    <style:style style:name="P12" style:family="paragraph" style:parent-style-name="Standard">
      <style:paragraph-properties fo:text-align="justify" style:justify-single-word="false"/>
      <style:text-properties officeooo:paragraph-rsid="002b72ab"/>
    </style:style>
    <style:style style:name="P13" style:family="paragraph" style:parent-style-name="Standard">
      <style:paragraph-properties fo:text-align="justify" style:justify-single-word="false"/>
      <style:text-properties officeooo:paragraph-rsid="002be307"/>
    </style:style>
    <style:style style:name="P14" style:family="paragraph" style:parent-style-name="Standard">
      <style:paragraph-properties fo:text-align="justify" style:justify-single-word="false"/>
      <style:text-properties officeooo:paragraph-rsid="002e4b0b"/>
    </style:style>
    <style:style style:name="P15" style:family="paragraph" style:parent-style-name="Standard">
      <style:paragraph-properties fo:text-align="justify" style:justify-single-word="false"/>
      <style:text-properties officeooo:paragraph-rsid="0041b652"/>
    </style:style>
    <style:style style:name="P16" style:family="paragraph" style:parent-style-name="Standard">
      <style:paragraph-properties fo:text-align="justify" style:justify-single-word="false"/>
      <style:text-properties officeooo:paragraph-rsid="00453721"/>
    </style:style>
    <style:style style:name="P17" style:family="paragraph" style:parent-style-name="Standard">
      <style:paragraph-properties fo:text-align="justify" style:justify-single-word="false"/>
      <style:text-properties officeooo:paragraph-rsid="0049e0d4"/>
    </style:style>
    <style:style style:name="P18" style:family="paragraph" style:parent-style-name="Standard">
      <style:paragraph-properties fo:text-align="justify" style:justify-single-word="false"/>
      <style:text-properties style:font-name="arial" fo:font-size="11pt" officeooo:rsid="002be307" officeooo:paragraph-rsid="002be307" style:font-size-asian="11pt" style:font-size-complex="11pt"/>
    </style:style>
    <style:style style:name="P19" style:family="paragraph" style:parent-style-name="Standard">
      <style:paragraph-properties fo:text-align="justify" style:justify-single-word="false"/>
      <style:text-properties style:font-name="arial" fo:font-size="11pt" officeooo:rsid="002f52d5" officeooo:paragraph-rsid="002e4b0b" style:font-size-asian="11pt" style:font-size-complex="11pt"/>
    </style:style>
    <style:style style:name="P20" style:family="paragraph" style:parent-style-name="Standard">
      <style:paragraph-properties fo:text-align="justify" style:justify-single-word="false"/>
      <style:text-properties style:font-name="arial" fo:font-size="11pt" officeooo:rsid="0030c5cf" officeooo:paragraph-rsid="0030c5cf" style:font-size-asian="11pt" style:font-size-complex="11pt"/>
    </style:style>
    <style:style style:name="P21" style:family="paragraph" style:parent-style-name="Standard">
      <style:paragraph-properties fo:text-align="justify" style:justify-single-word="false"/>
      <style:text-properties officeooo:rsid="0030c5cf" officeooo:paragraph-rsid="0030c5cf"/>
    </style:style>
    <style:style style:name="P22" style:family="paragraph" style:parent-style-name="Standard">
      <style:paragraph-properties fo:text-align="justify" style:justify-single-word="false"/>
      <style:text-properties fo:color="#000000" style:font-name="arial" fo:font-size="11pt" officeooo:rsid="0044ad94" officeooo:paragraph-rsid="00453721" style:font-size-asian="11pt" style:font-size-complex="11pt"/>
    </style:style>
    <style:style style:name="P23" style:family="paragraph" style:parent-style-name="Standard">
      <style:paragraph-properties fo:text-align="justify" style:justify-single-word="false"/>
      <style:text-properties fo:color="#000000" style:font-name="arial" fo:font-size="11pt" officeooo:rsid="00468765" officeooo:paragraph-rsid="0049e0d4" style:font-size-asian="11pt" style:font-size-complex="11pt"/>
    </style:style>
    <style:style style:name="P24" style:family="paragraph" style:parent-style-name="Standard">
      <style:paragraph-properties fo:text-align="justify" style:justify-single-word="false"/>
      <style:text-properties fo:color="#000000" style:font-name="arial" fo:font-size="11pt" officeooo:rsid="0044f9cf" officeooo:paragraph-rsid="0044ad94" style:font-size-asian="11pt" style:font-size-complex="11pt"/>
    </style:style>
    <style:style style:name="P25" style:family="paragraph" style:parent-style-name="Standard">
      <style:paragraph-properties fo:text-align="justify" style:justify-single-word="false"/>
      <style:text-properties fo:color="#000000" style:font-name="arial" fo:font-size="11pt" officeooo:rsid="0043353c" officeooo:paragraph-rsid="0044ad94" style:font-size-asian="11pt" style:font-size-complex="11pt"/>
    </style:style>
    <style:style style:name="P26" style:family="paragraph" style:parent-style-name="Standard">
      <style:paragraph-properties fo:text-align="justify" style:justify-single-word="false"/>
      <style:text-properties fo:color="#000000" style:font-name="arial" fo:font-size="11pt" officeooo:rsid="004a1eac" officeooo:paragraph-rsid="004a1eac" style:font-size-asian="11pt" style:font-size-complex="11pt"/>
    </style:style>
    <style:style style:name="P27" style:family="paragraph" style:parent-style-name="Standard">
      <style:paragraph-properties fo:text-align="justify" style:justify-single-word="false"/>
      <style:text-properties fo:color="#000000" style:font-name="arial" fo:font-size="11pt" officeooo:rsid="005fe90c" officeooo:paragraph-rsid="0060810e" style:font-size-asian="11pt" style:font-size-complex="11pt"/>
    </style:style>
    <style:style style:name="P28" style:family="paragraph" style:parent-style-name="Standard">
      <style:paragraph-properties fo:text-align="justify" style:justify-single-word="false"/>
      <style:text-properties fo:color="#000000" style:font-name="arial" fo:font-size="11pt" officeooo:rsid="0059db21" officeooo:paragraph-rsid="005ccb69" style:font-size-asian="11pt" style:font-size-complex="11pt"/>
    </style:style>
    <style:style style:name="P29" style:family="paragraph" style:parent-style-name="Standard">
      <style:paragraph-properties fo:text-align="justify" style:justify-single-word="false"/>
      <style:text-properties officeooo:rsid="004a1eac" officeooo:paragraph-rsid="004a1eac"/>
    </style:style>
    <style:style style:name="P30" style:family="paragraph" style:parent-style-name="Standard">
      <style:paragraph-properties fo:text-align="justify" style:justify-single-word="false"/>
      <style:text-properties officeooo:rsid="004b91dd" officeooo:paragraph-rsid="005ccb69"/>
    </style:style>
    <style:style style:name="P31" style:family="paragraph" style:parent-style-name="Standard">
      <style:paragraph-properties fo:text-align="justify" style:justify-single-word="false"/>
      <style:text-properties officeooo:rsid="004b91dd" officeooo:paragraph-rsid="005dc31b"/>
    </style:style>
    <style:style style:name="P32" style:family="paragraph" style:parent-style-name="Standard">
      <style:paragraph-properties fo:text-align="justify" style:justify-single-word="false"/>
      <style:text-properties officeooo:rsid="004b91dd" officeooo:paragraph-rsid="0060810e"/>
    </style:style>
    <style:style style:name="P33" style:family="paragraph" style:parent-style-name="Standard">
      <style:paragraph-properties fo:text-align="justify" style:justify-single-word="false"/>
      <style:text-properties officeooo:rsid="005fe90c" officeooo:paragraph-rsid="005fe90c"/>
    </style:style>
    <style:style style:name="P34" style:family="paragraph" style:parent-style-name="Standard">
      <style:paragraph-properties fo:text-align="justify" style:justify-single-word="false"/>
      <style:text-properties officeooo:rsid="004b91dd" officeooo:paragraph-rsid="00743500"/>
    </style:style>
    <style:style style:name="P35" style:family="paragraph" style:parent-style-name="Standard">
      <style:paragraph-properties fo:text-align="justify" style:justify-single-word="false"/>
      <style:text-properties officeooo:paragraph-rsid="00834545"/>
    </style:style>
    <style:style style:name="P36" style:family="paragraph" style:parent-style-name="Standard">
      <style:paragraph-properties fo:text-align="justify" style:justify-single-word="false"/>
      <style:text-properties officeooo:paragraph-rsid="008c1482"/>
    </style:style>
    <style:style style:name="P37" style:family="paragraph" style:parent-style-name="Standard">
      <style:paragraph-properties fo:text-align="justify" style:justify-single-word="false"/>
      <style:text-properties officeooo:paragraph-rsid="00931584"/>
    </style:style>
    <style:style style:name="P38" style:family="paragraph" style:parent-style-name="Standard">
      <style:paragraph-properties fo:text-align="justify" style:justify-single-word="false"/>
      <style:text-properties officeooo:paragraph-rsid="00a410b4"/>
    </style:style>
    <style:style style:name="T1" style:family="text">
      <style:text-properties officeooo:rsid="001928c7"/>
    </style:style>
    <style:style style:name="T2" style:family="text">
      <style:text-properties officeooo:rsid="001928c7" style:font-weight-asian="bold" style:font-weight-complex="bold"/>
    </style:style>
    <style:style style:name="T3" style:family="text">
      <style:text-properties style:font-name="Arial" fo:font-size="11pt" fo:font-style="normal"/>
    </style:style>
    <style:style style:name="T4" style:family="text">
      <style:text-properties style:font-name="Arial" fo:font-size="11pt" fo:font-style="normal" officeooo:rsid="001d4f8f"/>
    </style:style>
    <style:style style:name="T5" style:family="text">
      <style:text-properties style:font-name="Arial" fo:font-size="11pt" fo:font-style="normal" officeooo:rsid="001ef5a0"/>
    </style:style>
    <style:style style:name="T6" style:family="text">
      <style:text-properties style:font-name="Arial" fo:font-size="11pt" fo:font-style="normal" officeooo:rsid="0020b993"/>
    </style:style>
    <style:style style:name="T7" style:family="text">
      <style:text-properties style:font-name="Arial" fo:font-size="11pt" fo:font-style="normal" officeooo:rsid="0022b329"/>
    </style:style>
    <style:style style:name="T8" style:family="text">
      <style:text-properties style:font-name="Arial" fo:font-size="11pt" fo:font-style="normal" officeooo:rsid="002464d0"/>
    </style:style>
    <style:style style:name="T9" style:family="text">
      <style:text-properties style:font-name="Arial" fo:font-size="11pt" fo:font-style="normal" officeooo:rsid="00258c38"/>
    </style:style>
    <style:style style:name="T10" style:family="text">
      <style:text-properties style:font-name="Arial" fo:font-size="11pt" fo:font-style="normal" officeooo:rsid="002b72ab"/>
    </style:style>
    <style:style style:name="T11" style:family="text">
      <style:text-properties style:font-name="Arial" fo:font-size="11pt" fo:font-style="normal" officeooo:rsid="002be307"/>
    </style:style>
    <style:style style:name="T12" style:family="text">
      <style:text-properties style:font-name="Arial" fo:font-style="normal" fo:font-weight="bold"/>
    </style:style>
    <style:style style:name="T13" style:family="text">
      <style:text-properties style:font-name="Arial" fo:font-style="normal" fo:font-weight="bold" officeooo:rsid="001928c7"/>
    </style:style>
    <style:style style:name="T14" style:family="text">
      <style:text-properties fo:font-size="13pt" style:font-size-asian="13pt" style:font-size-complex="13pt"/>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58c38"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05a0"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9a05a"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8421f"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2a8e20"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72ab"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2b329"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f5a0"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1d4f8f" style:text-blinking="false" fo:background-color="transparent" loext:char-shading-value="0" style:font-weight-asian="normal" style:font-weight-complex="normal"/>
    </style:style>
    <style:style style:name="T24" style:family="text">
      <style:text-properties style:font-name="arial" fo:font-size="11pt" fo:font-style="normal" officeooo:rsid="002b72ab" style:font-size-asian="11pt" style:font-size-complex="11pt"/>
    </style:style>
    <style:style style:name="T25" style:family="text">
      <style:text-properties style:font-name="arial" fo:font-size="11pt" style:font-size-asian="11pt" style:font-size-complex="11pt"/>
    </style:style>
    <style:style style:name="T26" style:family="text">
      <style:text-properties style:font-name="arial" fo:font-size="11pt" officeooo:rsid="002b72ab" style:font-size-asian="11pt" style:font-size-complex="11pt"/>
    </style:style>
    <style:style style:name="T27" style:family="text">
      <style:text-properties style:font-name="arial" fo:font-size="11pt" officeooo:rsid="002be307" style:font-size-asian="11pt" style:font-size-complex="11pt"/>
    </style:style>
    <style:style style:name="T28" style:family="text">
      <style:text-properties style:font-name="arial" fo:font-size="11pt" officeooo:rsid="002c3d4d" style:font-size-asian="11pt" style:font-size-complex="11pt"/>
    </style:style>
    <style:style style:name="T29" style:family="text">
      <style:text-properties style:font-name="arial" fo:font-size="11pt" officeooo:rsid="002c5725" style:font-size-asian="11pt" style:font-size-complex="11pt"/>
    </style:style>
    <style:style style:name="T30" style:family="text">
      <style:text-properties style:font-name="arial" fo:font-size="11pt" officeooo:rsid="002f52d5" style:font-size-asian="11pt" style:font-size-complex="11pt"/>
    </style:style>
    <style:style style:name="T31" style:family="text">
      <style:text-properties style:font-name="arial" fo:font-size="11pt" officeooo:rsid="00346189" style:font-size-asian="11pt" style:font-size-complex="11pt"/>
    </style:style>
    <style:style style:name="T32" style:family="text">
      <style:text-properties style:font-name="arial" fo:font-size="11pt" officeooo:rsid="0034b257" style:font-size-asian="11pt" style:font-size-complex="11pt"/>
    </style:style>
    <style:style style:name="T33" style:family="text">
      <style:text-properties style:font-name="arial" fo:font-size="11pt" officeooo:rsid="0036e3c0" style:font-size-asian="11pt" style:font-size-complex="11pt"/>
    </style:style>
    <style:style style:name="T34" style:family="text">
      <style:text-properties style:font-name="arial" fo:font-size="11pt" officeooo:rsid="0036fb40" style:font-size-asian="11pt" style:font-size-complex="11pt"/>
    </style:style>
    <style:style style:name="T35" style:family="text">
      <style:text-properties style:font-name="arial" fo:font-size="11pt" officeooo:rsid="00375573" style:font-size-asian="11pt" style:font-size-complex="11pt"/>
    </style:style>
    <style:style style:name="T36" style:family="text">
      <style:text-properties style:font-name="arial" fo:font-size="11pt" officeooo:rsid="003842e2" style:font-size-asian="11pt" style:font-size-complex="11pt"/>
    </style:style>
    <style:style style:name="T37" style:family="text">
      <style:text-properties style:font-name="arial" fo:font-size="11pt" officeooo:rsid="0039f4bd" style:font-size-asian="11pt" style:font-size-complex="11pt"/>
    </style:style>
    <style:style style:name="T38" style:family="text">
      <style:text-properties style:font-name="arial" fo:font-size="11pt" officeooo:rsid="0030c5cf" style:font-size-asian="11pt" style:font-size-complex="11pt"/>
    </style:style>
    <style:style style:name="T39" style:family="text">
      <style:text-properties style:font-name="arial" fo:font-size="11pt" officeooo:rsid="003ba95d" style:font-size-asian="11pt" style:font-size-complex="11pt"/>
    </style:style>
    <style:style style:name="T40" style:family="text">
      <style:text-properties style:font-name="arial" fo:font-size="11pt" officeooo:rsid="003d13d7" style:font-size-asian="11pt" style:font-size-complex="11pt"/>
    </style:style>
    <style:style style:name="T41" style:family="text">
      <style:text-properties style:font-name="arial" fo:font-size="11pt" officeooo:rsid="003deb26" style:font-size-asian="11pt" style:font-size-complex="11pt"/>
    </style:style>
    <style:style style:name="T42" style:family="text">
      <style:text-properties style:font-name="arial" fo:font-size="11pt" officeooo:rsid="0041374d" style:font-size-asian="11pt" style:font-size-complex="11pt"/>
    </style:style>
    <style:style style:name="T43" style:family="text">
      <style:text-properties style:font-name="arial" fo:font-size="11pt" officeooo:rsid="004153e4" style:font-size-asian="11pt" style:font-size-complex="11pt"/>
    </style:style>
    <style:style style:name="T44" style:family="text">
      <style:text-properties style:font-name="arial" fo:font-size="11pt" officeooo:rsid="0041b652" style:font-size-asian="11pt" style:font-size-complex="11pt"/>
    </style:style>
    <style:style style:name="T45" style:family="text">
      <style:text-properties style:font-name="arial" fo:font-size="11pt" officeooo:rsid="00429410" style:font-size-asian="11pt" style:font-size-complex="11pt"/>
    </style:style>
    <style:style style:name="T46" style:family="text">
      <style:text-properties fo:color="#000000" style:font-name="arial" fo:font-size="11pt" style:font-size-asian="11pt" style:font-size-complex="11pt"/>
    </style:style>
    <style:style style:name="T47" style:family="text">
      <style:text-properties fo:color="#000000" style:font-name="arial" fo:font-size="11pt" officeooo:rsid="0041b652" style:font-size-asian="11pt" style:font-size-complex="11pt"/>
    </style:style>
    <style:style style:name="T48" style:family="text">
      <style:text-properties fo:color="#000000" style:font-name="arial" fo:font-size="11pt" officeooo:rsid="0043353c" style:font-size-asian="11pt" style:font-size-complex="11pt"/>
    </style:style>
    <style:style style:name="T49" style:family="text">
      <style:text-properties fo:color="#000000" style:font-name="arial" fo:font-size="11pt" officeooo:rsid="0043b6bf" style:font-size-asian="11pt" style:font-size-complex="11pt"/>
    </style:style>
    <style:style style:name="T50" style:family="text">
      <style:text-properties fo:color="#000000" style:font-name="arial" fo:font-size="11pt" officeooo:rsid="0044ad94" style:font-size-asian="11pt" style:font-size-complex="11pt"/>
    </style:style>
    <style:style style:name="T51" style:family="text">
      <style:text-properties fo:color="#000000" style:font-name="arial" fo:font-size="11pt" officeooo:rsid="0044f9cf" style:font-size-asian="11pt" style:font-size-complex="11pt"/>
    </style:style>
    <style:style style:name="T52" style:family="text">
      <style:text-properties fo:color="#000000" style:font-name="arial" fo:font-size="11pt" officeooo:rsid="00453721" style:font-size-asian="11pt" style:font-size-complex="11pt"/>
    </style:style>
    <style:style style:name="T53" style:family="text">
      <style:text-properties fo:color="#000000" style:font-name="arial" fo:font-size="11pt" officeooo:rsid="0045c50c" style:font-size-asian="11pt" style:font-size-complex="11pt"/>
    </style:style>
    <style:style style:name="T54" style:family="text">
      <style:text-properties fo:color="#000000" style:font-name="arial" fo:font-size="11pt" officeooo:rsid="00468765" style:font-size-asian="11pt" style:font-size-complex="11pt"/>
    </style:style>
    <style:style style:name="T55" style:family="text">
      <style:text-properties fo:color="#000000" style:font-name="arial" fo:font-size="11pt" officeooo:rsid="004834b7" style:font-size-asian="11pt" style:font-size-complex="11pt"/>
    </style:style>
    <style:style style:name="T56" style:family="text">
      <style:text-properties fo:color="#000000" style:font-name="arial" fo:font-size="11pt" officeooo:rsid="00493ac7" style:font-size-asian="11pt" style:font-size-complex="11pt"/>
    </style:style>
    <style:style style:name="T57" style:family="text">
      <style:text-properties fo:color="#000000" style:font-name="arial" fo:font-size="11pt" officeooo:rsid="0049e0d4" style:font-size-asian="11pt" style:font-size-complex="11pt"/>
    </style:style>
    <style:style style:name="T58" style:family="text">
      <style:text-properties fo:color="#000000" style:font-name="arial" fo:font-size="11pt" officeooo:rsid="004b91dd" style:font-size-asian="11pt" style:font-size-complex="11pt"/>
    </style:style>
    <style:style style:name="T59" style:family="text">
      <style:text-properties fo:color="#000000" style:font-name="arial" fo:font-size="11pt" officeooo:rsid="004bca49" style:font-size-asian="11pt" style:font-size-complex="11pt"/>
    </style:style>
    <style:style style:name="T60" style:family="text">
      <style:text-properties fo:color="#000000" style:font-name="arial" fo:font-size="11pt" officeooo:rsid="004d4acd" style:font-size-asian="11pt" style:font-size-complex="11pt"/>
    </style:style>
    <style:style style:name="T61" style:family="text">
      <style:text-properties fo:color="#000000" style:font-name="arial" fo:font-size="11pt" officeooo:rsid="005009cc" style:font-size-asian="11pt" style:font-size-complex="11pt"/>
    </style:style>
    <style:style style:name="T62" style:family="text">
      <style:text-properties fo:color="#000000" style:font-name="arial" fo:font-size="11pt" officeooo:rsid="0050d1c4" style:font-size-asian="11pt" style:font-size-complex="11pt"/>
    </style:style>
    <style:style style:name="T63" style:family="text">
      <style:text-properties fo:color="#000000" style:font-name="arial" fo:font-size="11pt" officeooo:rsid="005206df" style:font-size-asian="11pt" style:font-size-complex="11pt"/>
    </style:style>
    <style:style style:name="T64" style:family="text">
      <style:text-properties fo:color="#000000" style:font-name="arial" fo:font-size="11pt" officeooo:rsid="00524c43" style:font-size-asian="11pt" style:font-size-complex="11pt"/>
    </style:style>
    <style:style style:name="T65" style:family="text">
      <style:text-properties fo:color="#000000" style:font-name="arial" fo:font-size="11pt" officeooo:rsid="00538b09" style:font-size-asian="11pt" style:font-size-complex="11pt"/>
    </style:style>
    <style:style style:name="T66" style:family="text">
      <style:text-properties fo:color="#000000" style:font-name="arial" fo:font-size="11pt" officeooo:rsid="00548027" style:font-size-asian="11pt" style:font-size-complex="11pt"/>
    </style:style>
    <style:style style:name="T67" style:family="text">
      <style:text-properties fo:color="#000000" style:font-name="arial" fo:font-size="11pt" officeooo:rsid="00565fb9" style:font-size-asian="11pt" style:font-size-complex="11pt"/>
    </style:style>
    <style:style style:name="T68" style:family="text">
      <style:text-properties fo:color="#000000" style:font-name="arial" fo:font-size="11pt" officeooo:rsid="0059459d" style:font-size-asian="11pt" style:font-size-complex="11pt"/>
    </style:style>
    <style:style style:name="T69" style:family="text">
      <style:text-properties fo:color="#000000" style:font-name="arial" fo:font-size="11pt" officeooo:rsid="0059db21" style:font-size-asian="11pt" style:font-size-complex="11pt"/>
    </style:style>
    <style:style style:name="T70" style:family="text">
      <style:text-properties fo:color="#000000" style:font-name="arial" fo:font-size="11pt" officeooo:rsid="005ae64f" style:font-size-asian="11pt" style:font-size-complex="11pt"/>
    </style:style>
    <style:style style:name="T71" style:family="text">
      <style:text-properties fo:color="#000000" style:font-name="arial" fo:font-size="11pt" officeooo:rsid="005ba911" style:font-size-asian="11pt" style:font-size-complex="11pt"/>
    </style:style>
    <style:style style:name="T72" style:family="text">
      <style:text-properties fo:color="#000000" style:font-name="arial" fo:font-size="11pt" officeooo:rsid="005ccb69" style:font-size-asian="11pt" style:font-size-complex="11pt"/>
    </style:style>
    <style:style style:name="T73" style:family="text">
      <style:text-properties fo:color="#000000" style:font-name="arial" fo:font-size="11pt" officeooo:rsid="005d011d" style:font-size-asian="11pt" style:font-size-complex="11pt"/>
    </style:style>
    <style:style style:name="T74" style:family="text">
      <style:text-properties fo:color="#000000" style:font-name="arial" fo:font-size="11pt" officeooo:rsid="005dc31b" style:font-size-asian="11pt" style:font-size-complex="11pt"/>
    </style:style>
    <style:style style:name="T75" style:family="text">
      <style:text-properties fo:color="#000000" style:font-name="arial" fo:font-size="11pt" officeooo:rsid="005e30c7" style:font-size-asian="11pt" style:font-size-complex="11pt"/>
    </style:style>
    <style:style style:name="T76" style:family="text">
      <style:text-properties fo:color="#000000" style:font-name="arial" fo:font-size="11pt" officeooo:rsid="005fe90c" style:font-size-asian="11pt" style:font-size-complex="11pt"/>
    </style:style>
    <style:style style:name="T77" style:family="text">
      <style:text-properties fo:color="#000000" style:font-name="arial" fo:font-size="11pt" officeooo:rsid="0060456e" style:font-size-asian="11pt" style:font-size-complex="11pt"/>
    </style:style>
    <style:style style:name="T78" style:family="text">
      <style:text-properties fo:color="#000000" style:font-name="arial" fo:font-size="11pt" officeooo:rsid="00606dbe" style:font-size-asian="11pt" style:font-size-complex="11pt"/>
    </style:style>
    <style:style style:name="T79" style:family="text">
      <style:text-properties fo:color="#000000" style:font-name="arial" fo:font-size="11pt" officeooo:rsid="0060810e" style:font-size-asian="11pt" style:font-size-complex="11pt"/>
    </style:style>
    <style:style style:name="T80" style:family="text">
      <style:text-properties fo:color="#000000" style:font-name="arial" fo:font-size="11pt" officeooo:rsid="006120fe" style:font-size-asian="11pt" style:font-size-complex="11pt"/>
    </style:style>
    <style:style style:name="T81" style:family="text">
      <style:text-properties fo:color="#000000" style:font-name="arial" fo:font-size="11pt" officeooo:rsid="00623b9f" style:font-size-asian="11pt" style:font-size-complex="11pt"/>
    </style:style>
    <style:style style:name="T82" style:family="text">
      <style:text-properties fo:color="#000000" style:font-name="arial" fo:font-size="11pt" officeooo:rsid="0062a260" style:font-size-asian="11pt" style:font-size-complex="11pt"/>
    </style:style>
    <style:style style:name="T83" style:family="text">
      <style:text-properties fo:color="#000000" style:font-name="arial" fo:font-size="11pt" officeooo:rsid="0062dd0d" style:font-size-asian="11pt" style:font-size-complex="11pt"/>
    </style:style>
    <style:style style:name="T84" style:family="text">
      <style:text-properties fo:color="#000000" style:font-name="arial" fo:font-size="11pt" officeooo:rsid="0064849d" style:font-size-asian="11pt" style:font-size-complex="11pt"/>
    </style:style>
    <style:style style:name="T85" style:family="text">
      <style:text-properties fo:color="#000000" style:font-name="arial" fo:font-size="11pt" officeooo:rsid="00650ed5" style:font-size-asian="11pt" style:font-size-complex="11pt"/>
    </style:style>
    <style:style style:name="T86" style:family="text">
      <style:text-properties fo:color="#000000" style:font-name="arial" fo:font-size="11pt" fo:font-style="italic" officeooo:rsid="00650ed5" style:font-size-asian="11pt" style:font-style-asian="italic" style:font-size-complex="11pt" style:font-style-complex="italic"/>
    </style:style>
    <style:style style:name="T87" style:family="text">
      <style:text-properties fo:color="#000000" style:font-name="arial" fo:font-size="11pt" fo:font-style="italic" fo:font-weight="normal" officeooo:rsid="008f9788" style:font-size-asian="11pt" style:font-style-asian="italic" style:font-weight-asian="normal" style:font-size-complex="11pt" style:font-style-complex="italic" style:font-weight-complex="normal"/>
    </style:style>
    <style:style style:name="T88" style:family="text">
      <style:text-properties fo:color="#000000" style:font-name="arial" fo:font-size="11pt" fo:font-style="normal" officeooo:rsid="00650ed5" style:font-size-asian="11pt" style:font-style-asian="normal" style:font-size-complex="11pt" style:font-style-complex="normal"/>
    </style:style>
    <style:style style:name="T89" style:family="text">
      <style:text-properties fo:color="#000000" style:font-name="arial" fo:font-size="11pt" fo:font-style="normal" officeooo:rsid="0066e447" style:font-size-asian="11pt" style:font-style-asian="normal" style:font-size-complex="11pt" style:font-style-complex="normal"/>
    </style:style>
    <style:style style:name="T90" style:family="text">
      <style:text-properties fo:color="#000000" style:font-name="arial" fo:font-size="11pt" fo:font-style="normal" officeooo:rsid="00684b03" style:font-size-asian="11pt" style:font-style-asian="normal" style:font-size-complex="11pt" style:font-style-complex="normal"/>
    </style:style>
    <style:style style:name="T91" style:family="text">
      <style:text-properties fo:color="#000000" style:font-name="arial" fo:font-size="11pt" fo:font-style="normal" officeooo:rsid="0069e29c" style:font-size-asian="11pt" style:font-style-asian="normal" style:font-size-complex="11pt" style:font-style-complex="normal"/>
    </style:style>
    <style:style style:name="T92" style:family="text">
      <style:text-properties fo:color="#000000" style:font-name="arial" fo:font-size="11pt" fo:font-style="normal" officeooo:rsid="0069f3f3" style:font-size-asian="11pt" style:font-style-asian="normal" style:font-size-complex="11pt" style:font-style-complex="normal"/>
    </style:style>
    <style:style style:name="T93" style:family="text">
      <style:text-properties fo:color="#000000" style:font-name="arial" fo:font-size="11pt" fo:font-style="normal" officeooo:rsid="00726743" style:font-size-asian="11pt" style:font-style-asian="normal" style:font-size-complex="11pt" style:font-style-complex="normal"/>
    </style:style>
    <style:style style:name="T94" style:family="text">
      <style:text-properties fo:color="#000000" style:font-name="arial" fo:font-size="11pt" fo:font-style="normal" officeooo:rsid="00743500" style:font-size-asian="11pt" style:font-style-asian="normal" style:font-size-complex="11pt" style:font-style-complex="normal"/>
    </style:style>
    <style:style style:name="T95" style:family="text">
      <style:text-properties fo:color="#000000" style:font-name="arial" fo:font-size="11pt" fo:font-style="normal" officeooo:rsid="00760dee" style:font-size-asian="11pt" style:font-style-asian="normal" style:font-size-complex="11pt" style:font-style-complex="normal"/>
    </style:style>
    <style:style style:name="T96" style:family="text">
      <style:text-properties fo:color="#000000" style:font-name="arial" fo:font-size="11pt" fo:font-style="normal" officeooo:rsid="00769b44" style:font-size-asian="11pt" style:font-style-asian="normal" style:font-size-complex="11pt" style:font-style-complex="normal"/>
    </style:style>
    <style:style style:name="T97" style:family="text">
      <style:text-properties fo:color="#000000" style:font-name="arial" fo:font-size="11pt" fo:font-style="normal" officeooo:rsid="00769fe7" style:font-size-asian="11pt" style:font-style-asian="normal" style:font-size-complex="11pt" style:font-style-complex="normal"/>
    </style:style>
    <style:style style:name="T98" style:family="text">
      <style:text-properties fo:color="#000000" style:font-name="arial" fo:font-size="11pt" fo:font-style="normal" officeooo:rsid="00798041" style:font-size-asian="11pt" style:font-style-asian="normal" style:font-size-complex="11pt" style:font-style-complex="normal"/>
    </style:style>
    <style:style style:name="T99" style:family="text">
      <style:text-properties fo:color="#000000" style:font-name="arial" fo:font-size="11pt" fo:font-style="normal" fo:font-weight="bold" officeooo:rsid="00798041" style:font-size-asian="11pt" style:font-style-asian="normal" style:font-weight-asian="bold" style:font-size-complex="11pt" style:font-style-complex="normal" style:font-weight-complex="bold"/>
    </style:style>
    <style:style style:name="T100" style:family="text">
      <style:text-properties fo:color="#000000" style:font-name="arial" fo:font-size="11pt" fo:font-style="normal" fo:font-weight="bold" officeooo:rsid="0079feb2" style:font-size-asian="11pt" style:font-style-asian="normal" style:font-weight-asian="bold" style:font-size-complex="11pt" style:font-style-complex="normal" style:font-weight-complex="bold"/>
    </style:style>
    <style:style style:name="T101" style:family="text">
      <style:text-properties fo:color="#000000" style:font-name="arial" fo:font-size="11pt" fo:font-style="normal" fo:font-weight="normal" officeooo:rsid="007b666d" style:font-size-asian="11pt" style:font-style-asian="normal" style:font-weight-asian="normal" style:font-size-complex="11pt" style:font-style-complex="normal" style:font-weight-complex="normal"/>
    </style:style>
    <style:style style:name="T102" style:family="text">
      <style:text-properties fo:color="#000000" style:font-name="arial" fo:font-size="11pt" fo:font-style="normal" fo:font-weight="normal" officeooo:rsid="007e01f1" style:font-size-asian="11pt" style:font-style-asian="normal" style:font-weight-asian="normal" style:font-size-complex="11pt" style:font-style-complex="normal" style:font-weight-complex="normal"/>
    </style:style>
    <style:style style:name="T103" style:family="text">
      <style:text-properties fo:color="#000000" style:font-name="arial" fo:font-size="11pt" fo:font-style="normal" fo:font-weight="normal" officeooo:rsid="007fcfa1" style:font-size-asian="11pt" style:font-style-asian="normal" style:font-weight-asian="normal" style:font-size-complex="11pt" style:font-style-complex="normal" style:font-weight-complex="normal"/>
    </style:style>
    <style:style style:name="T104" style:family="text">
      <style:text-properties fo:color="#000000" style:font-name="arial" fo:font-size="11pt" fo:font-style="normal" fo:font-weight="normal" officeooo:rsid="008155c0" style:font-size-asian="11pt" style:font-style-asian="normal" style:font-weight-asian="normal" style:font-size-complex="11pt" style:font-style-complex="normal" style:font-weight-complex="normal"/>
    </style:style>
    <style:style style:name="T105" style:family="text">
      <style:text-properties fo:color="#000000" style:font-name="arial" fo:font-size="11pt" fo:font-style="normal" fo:font-weight="normal" officeooo:rsid="00834545" style:font-size-asian="11pt" style:font-style-asian="normal" style:font-weight-asian="normal" style:font-size-complex="11pt" style:font-style-complex="normal" style:font-weight-complex="normal"/>
    </style:style>
    <style:style style:name="T106" style:family="text">
      <style:text-properties fo:color="#000000" style:font-name="arial" fo:font-size="11pt" fo:font-style="normal" fo:font-weight="normal" officeooo:rsid="00835a27" style:font-size-asian="11pt" style:font-style-asian="normal" style:font-weight-asian="normal" style:font-size-complex="11pt" style:font-style-complex="normal" style:font-weight-complex="normal"/>
    </style:style>
    <style:style style:name="T107" style:family="text">
      <style:text-properties fo:color="#000000" style:font-name="arial" fo:font-size="11pt" fo:font-style="normal" fo:font-weight="normal" officeooo:rsid="0083f8f9" style:font-size-asian="11pt" style:font-style-asian="normal" style:font-weight-asian="normal" style:font-size-complex="11pt" style:font-style-complex="normal" style:font-weight-complex="normal"/>
    </style:style>
    <style:style style:name="T108" style:family="text">
      <style:text-properties fo:color="#000000" style:font-name="arial" fo:font-size="11pt" fo:font-style="normal" fo:font-weight="normal" officeooo:rsid="00871f03" style:font-size-asian="11pt" style:font-style-asian="normal" style:font-weight-asian="normal" style:font-size-complex="11pt" style:font-style-complex="normal" style:font-weight-complex="normal"/>
    </style:style>
    <style:style style:name="T109" style:family="text">
      <style:text-properties fo:color="#000000" style:font-name="arial" fo:font-size="11pt" fo:font-style="normal" fo:font-weight="normal" officeooo:rsid="0088be79" style:font-size-asian="11pt" style:font-style-asian="normal" style:font-weight-asian="normal" style:font-size-complex="11pt" style:font-style-complex="normal" style:font-weight-complex="normal"/>
    </style:style>
    <style:style style:name="T110" style:family="text">
      <style:text-properties fo:color="#000000" style:font-name="arial" fo:font-size="11pt" fo:font-style="normal" fo:font-weight="normal" officeooo:rsid="008c1482" style:font-size-asian="11pt" style:font-style-asian="normal" style:font-weight-asian="normal" style:font-size-complex="11pt" style:font-style-complex="normal" style:font-weight-complex="normal"/>
    </style:style>
    <style:style style:name="T111" style:family="text">
      <style:text-properties fo:color="#000000" style:font-name="arial" fo:font-size="11pt" fo:font-style="normal" fo:font-weight="normal" officeooo:rsid="008d9398" style:font-size-asian="11pt" style:font-style-asian="normal" style:font-weight-asian="normal" style:font-size-complex="11pt" style:font-style-complex="normal" style:font-weight-complex="normal"/>
    </style:style>
    <style:style style:name="T112" style:family="text">
      <style:text-properties fo:color="#000000" style:font-name="arial" fo:font-size="11pt" fo:font-style="normal" fo:font-weight="normal" officeooo:rsid="008f9788" style:font-size-asian="11pt" style:font-style-asian="normal" style:font-weight-asian="normal" style:font-size-complex="11pt" style:font-style-complex="normal" style:font-weight-complex="normal"/>
    </style:style>
    <style:style style:name="T113" style:family="text">
      <style:text-properties fo:color="#000000" style:font-name="arial" fo:font-size="11pt" fo:font-style="normal" fo:font-weight="normal" officeooo:rsid="008ea9d7" style:font-size-asian="11pt" style:font-style-asian="normal" style:font-weight-asian="normal" style:font-size-complex="11pt" style:font-style-complex="normal" style:font-weight-complex="normal"/>
    </style:style>
    <style:style style:name="T114" style:family="text">
      <style:text-properties fo:color="#000000" style:font-name="arial" fo:font-size="11pt" fo:font-style="normal" fo:font-weight="normal" officeooo:rsid="00907867" style:font-size-asian="11pt" style:font-style-asian="normal" style:font-weight-asian="normal" style:font-size-complex="11pt" style:font-style-complex="normal" style:font-weight-complex="normal"/>
    </style:style>
    <style:style style:name="T115" style:family="text">
      <style:text-properties fo:color="#000000" style:font-name="arial" fo:font-size="11pt" fo:font-style="normal" fo:font-weight="normal" officeooo:rsid="00931584" style:font-size-asian="11pt" style:font-style-asian="normal" style:font-weight-asian="normal" style:font-size-complex="11pt" style:font-style-complex="normal" style:font-weight-complex="normal"/>
    </style:style>
    <style:style style:name="T116" style:family="text">
      <style:text-properties fo:color="#000000" style:font-name="arial" fo:font-size="11pt" fo:language="el" fo:country="GR" fo:font-style="normal" fo:font-weight="normal" officeooo:rsid="0093c630" style:font-size-asian="11pt" style:font-style-asian="normal" style:font-weight-asian="normal" style:font-size-complex="11pt" style:font-style-complex="normal" style:font-weight-complex="normal"/>
    </style:style>
    <style:style style:name="T117" style:family="text">
      <style:text-properties fo:color="#000000" style:font-name="arial" fo:font-size="11pt" fo:language="el" fo:country="GR" fo:font-style="normal" fo:font-weight="normal" officeooo:rsid="00941581" style:font-size-asian="11pt" style:font-style-asian="normal" style:font-weight-asian="normal" style:font-size-complex="11pt" style:font-style-complex="normal" style:font-weight-complex="normal"/>
    </style:style>
    <style:style style:name="T118" style:family="text">
      <style:text-properties fo:color="#000000" style:font-name="arial" fo:font-size="11pt" fo:language="el" fo:country="GR" fo:font-style="normal" fo:font-weight="normal" officeooo:rsid="0095204d" style:font-size-asian="11pt" style:font-style-asian="normal" style:font-weight-asian="normal" style:font-size-complex="11pt" style:font-style-complex="normal" style:font-weight-complex="normal"/>
    </style:style>
    <style:style style:name="T119" style:family="text">
      <style:text-properties fo:color="#000000" style:font-name="arial" fo:font-size="11pt" fo:language="el" fo:country="GR" fo:font-style="normal" fo:font-weight="normal" officeooo:rsid="00907867" style:font-size-asian="11pt" style:font-style-asian="normal" style:font-weight-asian="normal" style:font-size-complex="11pt" style:font-style-complex="normal" style:font-weight-complex="normal"/>
    </style:style>
    <style:style style:name="T120" style:family="text">
      <style:text-properties fo:color="#000000" style:font-name="arial" fo:font-size="11pt" fo:language="el" fo:country="GR" fo:font-style="normal" fo:font-weight="normal" officeooo:rsid="0096a539" style:font-size-asian="11pt" style:font-style-asian="normal" style:font-weight-asian="normal" style:font-size-complex="11pt" style:font-style-complex="normal" style:font-weight-complex="normal"/>
    </style:style>
    <style:style style:name="T121" style:family="text">
      <style:text-properties fo:color="#000000" style:font-name="arial" fo:font-size="11pt" fo:language="el" fo:country="GR" fo:font-style="normal" fo:font-weight="normal" officeooo:rsid="0098216f" style:font-size-asian="11pt" style:font-style-asian="normal" style:font-weight-asian="normal" style:font-size-complex="11pt" style:font-style-complex="normal" style:font-weight-complex="normal"/>
    </style:style>
    <style:style style:name="T122" style:family="text">
      <style:text-properties fo:color="#000000" style:font-name="arial" fo:font-size="11pt" fo:language="el" fo:country="GR" fo:font-style="normal" fo:font-weight="normal" officeooo:rsid="0098a22f" style:font-size-asian="11pt" style:font-style-asian="normal" style:font-weight-asian="normal" style:font-size-complex="11pt" style:font-style-complex="normal" style:font-weight-complex="normal"/>
    </style:style>
    <style:style style:name="T123" style:family="text">
      <style:text-properties fo:color="#000000" style:font-name="arial" fo:font-size="11pt" fo:language="el" fo:country="GR" fo:font-style="normal" fo:font-weight="normal" officeooo:rsid="0099aa03" style:font-size-asian="11pt" style:font-style-asian="normal" style:font-weight-asian="normal" style:font-size-complex="11pt" style:font-style-complex="normal" style:font-weight-complex="normal"/>
    </style:style>
    <style:style style:name="T124" style:family="text">
      <style:text-properties fo:color="#000000" style:font-name="arial" fo:font-size="11pt" fo:language="el" fo:country="GR" fo:font-style="normal" fo:font-weight="normal" officeooo:rsid="009b8368" style:font-size-asian="11pt" style:font-style-asian="normal" style:font-weight-asian="normal" style:font-size-complex="11pt" style:font-style-complex="normal" style:font-weight-complex="normal"/>
    </style:style>
    <style:style style:name="T125" style:family="text">
      <style:text-properties fo:color="#000000" style:font-name="arial" fo:font-size="11pt" fo:language="el" fo:country="GR" fo:font-style="normal" fo:font-weight="normal" officeooo:rsid="009d7fdb" style:font-size-asian="11pt" style:font-style-asian="normal" style:font-weight-asian="normal" style:font-size-complex="11pt" style:font-style-complex="normal" style:font-weight-complex="normal"/>
    </style:style>
    <style:style style:name="T126" style:family="text">
      <style:text-properties fo:color="#000000" style:font-name="arial" fo:font-size="11pt" fo:language="el" fo:country="GR" fo:font-style="normal" fo:font-weight="normal" officeooo:rsid="009e3499" style:font-size-asian="11pt" style:font-style-asian="normal" style:font-weight-asian="normal" style:font-size-complex="11pt" style:font-style-complex="normal" style:font-weight-complex="normal"/>
    </style:style>
    <style:style style:name="T127" style:family="text">
      <style:text-properties fo:color="#000000" style:font-name="arial" fo:font-size="11pt" fo:language="el" fo:country="GR" fo:font-style="normal" fo:font-weight="normal" officeooo:rsid="00a07cdb" style:font-size-asian="11pt" style:font-style-asian="normal" style:font-weight-asian="normal" style:font-size-complex="11pt" style:font-style-complex="normal" style:font-weight-complex="normal"/>
    </style:style>
    <style:style style:name="T128" style:family="text">
      <style:text-properties fo:color="#000000" style:font-name="arial" fo:font-size="11pt" fo:language="el" fo:country="GR" fo:font-style="normal" fo:font-weight="normal" officeooo:rsid="00a08754" style:font-size-asian="11pt" style:font-style-asian="normal" style:font-weight-asian="normal" style:font-size-complex="11pt" style:font-style-complex="normal" style:font-weight-complex="normal"/>
    </style:style>
    <style:style style:name="T129" style:family="text">
      <style:text-properties fo:color="#000000" style:font-name="arial" fo:font-size="11pt" fo:language="el" fo:country="GR" fo:font-style="normal" fo:font-weight="normal" officeooo:rsid="00a14693" style:font-size-asian="11pt" style:font-style-asian="normal" style:font-weight-asian="normal" style:font-size-complex="11pt" style:font-style-complex="normal" style:font-weight-complex="normal"/>
    </style:style>
    <style:style style:name="T130" style:family="text">
      <style:text-properties fo:color="#000000" style:font-name="arial" fo:font-size="11pt" fo:language="el" fo:country="GR" fo:font-style="normal" fo:font-weight="normal" officeooo:rsid="00a32df8" style:font-size-asian="11pt" style:font-style-asian="normal" style:font-weight-asian="normal" style:font-size-complex="11pt" style:font-style-complex="normal" style:font-weight-complex="normal"/>
    </style:style>
    <style:style style:name="T131" style:family="text">
      <style:text-properties fo:color="#000000" style:font-name="arial" fo:font-size="11pt" fo:language="el" fo:country="GR" fo:font-style="normal" fo:font-weight="normal" officeooo:rsid="00a410b4" style:font-size-asian="11pt" style:font-style-asian="normal" style:font-weight-asian="normal" style:font-size-complex="11pt" style:font-style-complex="normal" style:font-weight-complex="normal"/>
    </style:style>
    <style:style style:name="T132" style:family="text">
      <style:text-properties fo:color="#000000" style:font-name="arial" fo:font-size="11pt" fo:language="el" fo:country="GR" fo:font-style="normal" fo:font-weight="normal" officeooo:rsid="00a499df" style:font-size-asian="11pt" style:font-style-asian="normal" style:font-weight-asian="normal" style:font-size-complex="11pt" style:font-style-complex="normal" style:font-weight-complex="normal"/>
    </style:style>
    <style:style style:name="T133" style:family="text">
      <style:text-properties fo:color="#000000" style:font-name="arial" fo:font-size="11pt" fo:language="el" fo:country="GR" fo:font-style="normal" fo:font-weight="normal" officeooo:rsid="00a4b660" style:font-size-asian="11pt" style:font-style-asian="normal" style:font-weight-asian="normal" style:font-size-complex="11pt" style:font-style-complex="normal" style:font-weight-complex="normal"/>
    </style:style>
    <style:style style:name="T134" style:family="text">
      <style:text-properties fo:color="#000000" style:font-name="arial" fo:font-size="11pt" fo:language="el" fo:country="GR" fo:font-style="normal" fo:font-weight="normal" officeooo:rsid="00a588f3" style:font-size-asian="11pt" style:font-style-asian="normal" style:font-weight-asian="normal" style:font-size-complex="11pt" style:font-style-complex="normal" style:font-weight-complex="normal"/>
    </style:style>
    <style:style style:name="T135" style:family="text">
      <style:text-properties fo:color="#000000" style:font-name="arial" fo:font-size="11pt" fo:language="el" fo:country="GR" fo:font-style="normal" fo:font-weight="bold" officeooo:rsid="0098216f" style:font-size-asian="11pt" style:font-style-asian="normal" style:font-weight-asian="bold" style:font-size-complex="11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8d2be6b-7fff-b222-d064-83df39385383"/><text:s text:c="54"/></text:p>
      <text:p text:style-name="P1"><text:s text:c="54"/><text:span text:style-name="T14"><text:s/>Πτυχιακή Εργασία </text:span></text:p>
      <text:p text:style-name="P6"><text:tab/><text:tab/><text:tab/><text:tab/> <text:s text:c="9"/><text:span text:style-name="T1">(diploma-thesis)</text:span></text:p>
      <text:p text:style-name="P1"/>
      <text:p text:style-name="P1"/>
      <text:p text:style-name="P7">- Aριθμος Mητροου: 3590</text:p>
      <text:p text:style-name="P6"><text:span text:style-name="T2">- Ονοματεπωνυμο:</text:span> Γιώργος Επταμηνιτάκης</text:p>
      <text:p text:style-name="P11"><text:span text:style-name="T13">- Θεμα: </text:span><text:bookmark text:name="docs-internal-guid-4ae02569-7fff-2c64-6c3c-44422a7b17bb"/>“<text:span text:style-name="T12">Extending the ARTEMIS BGP hijack detection tool to enable <text:s text:c="2"/>automatic configuration and mitigation via Ansible”</text:span></text:p>
      <text:p text:style-name="P1"/>
      <text:p text:style-name="P1"/>
      <text:p text:style-name="P8"><text:span text:style-name="T3">Η συγκεκριμενη πτυχιακη εργασια αποτελειται απο πολλες συνιστωσες, τις οποιες σταδιακα προσπαθουμε να συνδεσουμε-</text:span><text:span text:style-name="T4">συνδυασουμε</text:span><text:span text:style-name="T3"> μεταξυ τους με σκοπο να πετυχουμε το τελικο αποτελεσμα. Γι αυτο το σκοπο χωρισαμε την εκπονηση της πτυχιακης εργασιας σε πολλα σταδια ή αλλιως βηματα.</text:span></text:p>
      <text:p text:style-name="P2"/>
      <text:p text:style-name="P9"><text:span text:style-name="T3">Ενα απο τα αρχικα βηματα ηταν η θεωρητικη προσεγγυση του θεματος της εργασιας με σκοπο το χτυσιμο των θεμελιων πανω στα οποια βασιστησκαμε σε ολη την διαρκεια της εργασιας . <text:s/>Αρχικα εμβαθυναμε στο πρωτοκολλο BGP και για το πως αυτο λειτουργει (σφαιρικη γνωση) . Η ακριβης λειτουργια του πρωτοκωλλου μας βοηθησε στο να καταλαβουμε πως δομειτε το διαδικτυο και πως δυο ή περισσοτερες συσκευες διαφορετικων αυτονομων συστηματων </text:span><text:span text:style-name="T5">(AS)</text:span><text:span text:style-name="T3"> μπορουν να συνδεθουν μεταξυ τους </text:span><text:span text:style-name="T5">με σκοπο</text:span><text:span text:style-name="T3"> να ανταλλαξουν απαραιτητες πληροφοριες </text:span><text:span text:style-name="T5">για το routing. Η γνωση του πρωτοκολλου bgp μας βοηθησε επισης να καταλαβουμε το φαινομενο prefix hijacking και για το πως αυτο μπορει να επιτευχθει απο τους επιτιθεντες (attackers). </text:span></text:p>
      <text:p text:style-name="P4"/>
      <text:p text:style-name="P10"><text:span text:style-name="T5">Για την προσομοιωση μιας επιθεσης που βασιζεται σε prefix hijacking χρειαστηκε να γινουν καποιες απαραιτητες εγκαταστασεις λογισμικου. Μια απο αυτες ηταν η εγκατασταση ενος emulated περιβαλλοντος που ονομαζεται gns3 . Το gns3 μας εδωσε την δυνατοτητα να δημιουργησουμε <text:s text:c="2"/>τοπολογιες δικτυου πανω στις οποιες μπορουσαμε να κανουμε τα πειραματα μας . Μεσα στο περιβαλλον του gns3 εγκαταστησαμε routers πολλαπλων τυπων και κατασκευαστων (cisco, juniper, quagga, κλπ). Επικεντρωθηκαμε στους cisco routers και για το πως αυτοι μπορουσαν να γινουν configure με σκοπο την υποστηριξη του ebgp για επικοινωνια μεταξυ αυτονομων συστηματων. </text:span><text:span text:style-name="T6">Γι ‘ αυτο το σκοπο ανατρεξαμε σε manuals των κατασκευαστριων εταιριων και σημειωσαμε αρχες λειτουργιας, υλοποιησης και παραμετροποιησης(commands) των routers με σκοπο την επιτυχια διασυνδεσης ολων των συνιστωσων της τοπολογιας (routers, switches, hosts, κλπ) μεσω του πρωτοκολλου bgp. </text:span><text:span text:style-name="T7">Αλλο να σημαντικο βημα ηταν η εγκατασταση του artemis .Γι ‘αυτο το σκοπο χρησιμοποιησαμε την γνωστη εφαρμογη V</text:span><text:span text:style-name="T8">irtualBox</text:span><text:span text:style-name="T7"> οπου μεσα σε αυτη στησαμε</text:span><text:span text:style-name="T9"> σαν virtual enviroment</text:span><text:span text:style-name="T7"> το λειτουργικο συστημα linux </text:span><text:span text:style-name="T8">ubuntu 16.04 </text:span><text:span text:style-name="T7">de</text:span><text:span text:style-name="T8">sktop </text:span><text:span text:style-name="T9">και στην συνεχεια <text:s/>με- σα σ’ αυτο προχωρησαμε στην εγκατασταση του artemis. </text:span></text:p>
      <text:p text:style-name="P5"/>
      <text:p text:style-name="P13"><text:span text:style-name="T15">Το artemis για να μπορεσει να συλλεξει πληροφορια σχετικα με prefix updates του δικτυου θα πρεπει να εχει ενεργοποιημενες υπηρεσιες που ανηκουν στο πεδιο του monitoring. Μια απο αυτες τις υπηρεσιες σχετιζεται με το exabgp. Το</text:span><text:span text:style-name="T16"> exabgp ειναι ενας container</text:span><text:span text:style-name="T15"> οπου </text:span><text:span text:style-name="T16">μας βοηθαει να</text:span><text:span text:style-name="T15"> συλλεγ</text:span><text:span text:style-name="T16">ουμε</text:span><text:span text:style-name="T15"> πληροφοριες σχετικες με prefix </text:span><text:span text:style-name="T16">που προερχονται απο το τοπικο δικτυο ενος AS συνδεοντας τον με routers του ιδιου αυτονομου συστηματος . Ενα σημαντικο προβλημα που αντιμετωπισαμε ηταν ακριβως αυτη η διασυνδεση </text:span><text:span text:style-name="T17">και η αδυναμια δημιουργιας TCP session</text:span><text:span text:style-name="T16"> του </text:span><text:span text:style-name="T18">artemis</text:span><text:span text:style-name="T16"> </text:span><text:span text:style-name="T18">container</text:span><text:span text:style-name="T16"> exabgp με οποιονδηποτε router της <text:s/>παραγωγης . </text:span><text:span text:style-name="T17">Ηταν χρονοβορο να καταλαβουμε τι λαθος γινοταν ομως τελικα η λυση βρεθηκε. Αυτο που χρειαστηκε ηταν να αυξησουμε </text:span><text:span text:style-name="T19">την μετρικη TTL απο 1 σε 2 μεσα απο το configuration file του εκαστοτε router που συνδεοταν με τον exabgp container </text:span><text:span text:style-name="T20">(πχ </text:span><text:span text:style-name="T10">neighbor 192.168.10.2 ebgp-multihop 2). Αυτη η αλλαγη δεν ειναι προφανης μιας και καποιος περιμενει ενας router που </text:span><text:span text:style-name="T11">συνδεεται</text:span><text:span text:style-name="T10"> απευθειας με καποιον αλλο <text:s/>router να απεχει 1 hop μακρια απο αυτον. Ομως στην περιπτωση μας </text:span><text:span text:style-name="T24">επειδή ο exaBGP είναι πίσω από container, </text:span><text:span text:style-name="T25">το eBGP session δεν είναι 1-hop </text:span><text:span text:style-name="T26">μακρια απο τον</text:span><text:span text:style-name="T25"> router, αλλά 2! . </text:span></text:p>
      <text:p text:style-name="P18"/>
      <text:p text:style-name="P18"/>
      <text:p text:style-name="P18"/>
      <text:p text:style-name="P18"><text:soft-page-break/></text:p>
      <text:p text:style-name="P18"/>
      <text:p text:style-name="P14"><text:span text:style-name="T27">Αφου πετυχαμε την διασυνδεση μεταξυ exabgp container και router προχωρησαμε <text:s/>στην εισαγωγη manual bgp prefix hijacking μεσα στην τοπολογια μας με σκοπο να διαπιστωσουμε εαν το artemis μπορει να το ανιχνευσει. Το bgp prefix hijacking μπορουσε να πραγματοποιηθει με πολλους τροπους . Πρωτος τροπος ηταν η στατικη εισαγωγη στον routing table του attacker του prefix που ηθελε να υποκλεψει (πχ ip route 2.2.1.0 255.255.255.0 2.3.1.2) <text:s/>και επειτα η </text:span><text:span text:style-name="T28">διαφημιση</text:span><text:span text:style-name="T27"> του (</text:span><text:span text:style-name="T28">network 2.2.1.0 mask 255.255.255.0</text:span><text:span text:style-name="T27">) . </text:span><text:span text:style-name="T28">Δευτερος τροπος ηταν η εισαγωγη στον router του επιτιθεμενου ενος επιπροσθετου interface με interface ip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29">Τριτος και ποιο σωστος τροπος ηταν η εισαγωγη </text:span><text:span text:style-name="T28">στον router του επιτιθεμενου </text:span><text:span text:style-name="T29">μιας loopback ip</text:span><text:span text:style-name="T28"> ιδια με του prefix που θελει να υποκλεψει </text:span><text:span text:style-name="T27">και επειτα η </text:span><text:span text:style-name="T28">διαφημιση</text:span><text:span text:style-name="T27"> του (</text:span><text:span text:style-name="T28">network 2.2.1.0 mask 255.255.255.0</text:span><text:span text:style-name="T27">). </text:span><text:span text:style-name="T30">To artemis σε καθε περιπτωση ανιχνευσε με επιτυχια το prefix hijacking.</text:span></text:p>
      <text:p text:style-name="P19"/>
      <text:p text:style-name="P19"/>
      <text:p text:style-name="P21"><text:span text:style-name="T30">Α</text:span><text:span text:style-name="T25">φου πετυχαμε τα παραπανω τα οποια αποτελουν θεμελια για την πορεια της εργασιας προχωρησαμε προς την κατευθυνση του auto configuration μεσω ενος πανισχυρου εργαλιου που τινει να γινει θεσμος και επιτακτικη αναγκη για καθε οργανισμο που δεν ειναι αλλο απο την ansible και ειδικοτερα το network automation τμημα της ansible. </text:span></text:p>
      <text:p text:style-name="P20"/>
      <text:p text:style-name="P16"><text:span text:style-name="T31">Η </text:span><text:span text:style-name="T38">ansible </text:span><text:span text:style-name="T31">περιεχει πολλα modules τα οποια μπορουν να χρησιμοποιηθουν με σκοπο να αναπτυξουμε ταχυτατα μια εφαρμογη χωρις να ξαναγραφουμε κωδικα που ειναι θεμελωδης και συχνος στην χρηση. Η λογικη πισω απο το auto configuration του artemis file </text:span><text:span text:style-name="T32">περιγραφεται ως εξης: Αρχικα το artemis πρεπει να εγκαθιδρυσει μια συνδεση με καθε router που ειναι απευθειας συνδεδεμενο και να τραβιξει το configuration file του εκαστοτε router με σκοπο την καταλληλη επεξεργασια του και την συγχωνευση του με τα αλλα configuration files για να παραχθει το τελικο configuration file του artemis. Για να επιτευχθει αυτη η συνδεση αναμεσα στο artemis και σε καποιον router χρησιμοποιουμε το διασημο προτωκολλο ssh . Πρωτη μας δουλεια ηταν να ενεργοποιησουμε το προτωκολλο ssh σε καθε router. </text:span><text:span text:style-name="T33">Αυτο επιτευχθηκε χρησιμοποιωντας τις καταλληλες εντολες τερματικου του αντιστοιχου router. </text:span><text:span text:style-name="T34">Αφου επιτυχαμε αυτο το κομματι προχωρησαμε στην ομαδοποιηση των host-routers μεσα στον φακελο hosts της ansible . Η ομαδοποιηση εγινε με σκοπο να γνωριζουμε καθε φορα σε τι router os απευθυνομαστε . Για παραδειγμα ολοι οι cisco router περιεχονται στο ιδιο group και εχουν κοινα variables. Τα variables του εκαστοτε group αποτελουν σημαντικο κομματι για την συνεχεια και πρεπει να οριστουν προσεκτικα. </text:span><text:span text:style-name="T35">Ως ansible_connection αναθετουμε το module network_cli . Το module network_cli </text:span><text:span text:style-name="T36"><text:s/>μας βοηθει να τρεξουμε terminal commands σε οποιονδηποτε τυπο router. </text:span><text:span text:style-name="T37">Ως ansible_network_os αναθετουμε το os που τρεχει </text:span><text:span text:style-name="T39">σε </text:span><text:span text:style-name="T37">καθε router (πχ ios, eos, vyos). </text:span><text:span text:style-name="T40">Επισης αναθετουμε και τα διαφορα credentials που ειναι απαραιτητα για την συνδεση στον </text:span><text:span text:style-name="T41">αντιστοιχο</text:span><text:span text:style-name="T40"> router. </text:span><text:span text:style-name="T42">Σ αυτο το σημειο πρεπει να αναφερουμε οτι βασικο στοιχειο της ansible αποτελουν τα playbooks. Τα playbooks ουσιαστικα ειναι αρχεια yaml τα οποια χρησιμοποιει η ansible για καλεσει τα διαφορα modules ή να εκτελεσει <text:s/>python αρχεια. Η αρχιτεκτονικη-σχεδιαση του auto configuration περιεχει 2 βασικα επιπεδα : <text:s/>το main_playbook ως 1o layer και ως 2ο layer τα playbooks που αφορουν τους διαφορους τυπους router </text:span><text:span text:style-name="T43">(ios_playbook, eos_playbook, xxx_playbook, …). </text:span><text:span text:style-name="T44">Βασικ</text:span><text:span text:style-name="T45">η</text:span><text:span text:style-name="T44"> λειτουργι</text:span><text:span text:style-name="T45">α</text:span><text:span text:style-name="T44"> του main_playbook ειναι να κανει include τα tasks απο τα playbooks του 2ου layer </text:span><text:span text:style-name="T42"><text:s/></text:span><text:span text:style-name="T44">αναλογα με την τιμη του </text:span><text:span text:style-name="T47">ansible_network_os στο αντιστοιχο group απο routers. </text:span><text:span text:style-name="T48">Επιμερους λειτουργιες του main_playbook ειναι να διαβαζει σε μια μεταβλητη το json file που περιεχει ολα τα μεταβλητα στοιχεια που πρεπει να οριζει ο administrator, να διαγραφει τα περιεχομενα του json αρχειου που περιεχει ολα τα confguration files που εχουν συλλεχθει απο ολους τους routers και τελος να καλαει τον generator για να παραχθει το artemis configuration file. Βασικη λειτουργια των playbooks του 2ου επιπεδου ειναι να συλλεγουν το configuration file του router με τον οποιο συνδεονται και να το περνανε απο μια διαδικασια parsing με σκοπο να παραξουν πληροφοριες </text:span><text:span text:style-name="T49">(σε μορφη json)</text:span><text:span text:style-name="T48"> που ειναι σχετικες με το πρωτοκολλο BGP και οι οποιες μας ενδιαφερουν στην συνεχεια. </text:span><text:span text:style-name="T50">Για την διαδικασια parsing χρησιμοποιησαμε ενα πολυ χρησιμο φιλτρο που ανηκει στην οικογενεια των </text:span><text:a xlink:type="simple" xlink:href="https://docs.ansible.com/ansible/latest/user_guide/playbooks_filters.html#id26" text:style-name="Internet_20_link" text:visited-style-name="Visited_20_Internet_20_Link">Network CLI filters</text:a><text:span text:style-name="T50"> της ansible και δεν ειναι αλλο απο το parse_cli filter. To parse_cli filter μετατρεπει την εξοδο ενος network device CLI command σε structured JSON output. </text:span><text:span text:style-name="T51">Η δομη του ειναι η εξης : {{ output | parse_cli('path/to/spec') }} . Ουσιαστικα περνει δυο ορισματα 1) <text:s/></text:span><text:span text:style-name="T50">την εξοδο ενος network device CLI </text:span></text:p>
      <text:p text:style-name="P22"/>
      <text:p text:style-name="P22"><text:soft-page-break/></text:p>
      <text:p text:style-name="P22"/>
      <text:p text:style-name="P17"><text:span text:style-name="T50">command </text:span><text:span text:style-name="T51">και 2) το file path προς τον </text:span><text:span text:style-name="T52">parser στον οποιο εχει οριστει η γραμματικη με τα regular expressions </text:span><text:span text:style-name="T51"><text:s/>. </text:span><text:span text:style-name="T53">H γραμματικη οριζεται αναλογα με τον τυπο-os του εκαστοτε router και εμπεριεχεται σε ξεχωριστα αρχεια (ios_parser.yaml, eos_parser.yaml, ….) . </text:span><text:span text:style-name="T54">Για περισσοτερες λεπτομερειες μπορει να ανατρεξει κανεις στο directory parsers οπου εμπεριεχονται ολοι οι parsers που χρησιμοποιουνται απο το parse_cli() filter. </text:span><text:span text:style-name="T55">To parse_cli filter οπως ειπαμε παραγει json εξοδο. Ολες οι json εξοδοι αυτοι αποθηκευονται σε ενα κοινο αρχειο results.json . Τα περιεχομενα αυτου του κοινου αρχειου μπορει να τα χαρακτηρισει κανεις ως μια “στοιβα” απο jsons διοτι η καθε εξοδος απο το parse_cli filter γινεται append στο αρχειο. </text:span><text:span text:style-name="T56">Αφου γινουν ολα τα παραπανω το main_playbook καλει το script conf_generator.py με σκοπο να επεξεργαστει την “στοιβα” απο json που υπαρχει στο results.json αρχειο και να παραξει το artemis configuration file . Περισσοτερες λεπτομερειες μπορει να δει κανεις στο conf_generator.py . </text:span><text:span text:style-name="T57">Αξιζει να σημειωσουμε οτι εχει παραχθει ενα script timer.py οπου ειναι υπευθυνο για την περιοδικη κληση του main_playbook.yaml . Ο timer αυτος ουσιαστικα μας βοηθαει να εντοπιζουμε τυχον αλλαγες που γινονται στην τοπολογια και ετσι να ενημερωνουμε το artemis με τις αλλαγες αυτες. Το artemis configuration file θα πρεπει να ενημερωνεται μονο οταν υπαρχουν ουσιαστικες αλλαγες στην τοπολογια . Γι’ αυτο προσεξαμε να εφαρμοζουμε καταλληλο sorting οταν γραφουμε στο <text:s/>artemis configuration file. Επισης δινουμε την δυνατοτητα στον operator να αλλαζει τα paths των αρχειων και τους ορισμους των monitors μεσα απο το αρχειο admin_config.json (βλεπε <text:s/>admin_config.json ) </text:span><text:span text:style-name="T55"><text:s text:c="2"/></text:span><text:span text:style-name="T54"><text:s/></text:span></text:p>
      <text:p text:style-name="P23"/>
      <text:p text:style-name="P23"/>
      <text:p text:style-name="P29"><text:span text:style-name="T54">Ε</text:span><text:span text:style-name="T46">πομενο σταδιο της εργασιας αποτελεσε ο mitigation μηχαν</text:span><text:span text:style-name="T58">ι</text:span><text:span text:style-name="T46">σμος</text:span></text:p>
      <text:p text:style-name="P26"/>
      <text:p text:style-name="P26"/>
      <text:p text:style-name="P31"><text:span text:style-name="T46">Αν ανατρεξει κανεις στο manual του artemis μπορει να δει οτι περιεχει τρεις βασικους μηχανισμους τους οποιους παρεχει . </text:span><text:span text:style-name="T59">Τον monitor, detection και mitigation </text:span><text:span text:style-name="T67">μηχανισμο</text:span><text:span text:style-name="T59">. Αρχικα μελετησαμε στην βιβλιογραφια τις επιπτωσεις ενος bgp prefix-hijacking και τροπους με τους οποιους μπορει να γινει η αντιμετωπιση ενος τετοιου γεγονοτος. Καταληξαμε στην τεχνικη του prefix-deaggregation. Για να καταλαβει κανεις τι εννοουμε με τον ορο prefix-deaggregation ειναι καλο να δωθει ενα παραδειγμα. <text:s/>Εστω οτι </text:span><text:span text:style-name="T60">το AS </text:span><text:span text:style-name="T61">1</text:span><text:span text:style-name="T60"> το οποιο το artemis προστατευει εχει στην κατοχη του το prefix 130.10.0.0/16 και το οποιο γινεται announce σε γειτονικα AS . Ενας κακοπροαιρετος χρηστης , αλλιως hijacker-attacker βρισκεται σε καποιο γειτονικο AS </text:span><text:span text:style-name="T61">2</text:span><text:span text:style-name="T60"> . O hijacker εχει την δυνατοτητα να κανει announce ενα πιο ειδικο prefix ή </text:span><text:span text:style-name="T61">αλλιως sub-prefix πχ το sub-prefix 130.10.0.0/17 . Με αυτον τον τροπο ολη η κινηση η οποια προοριζεται για το AS 1 </text:span><text:span text:style-name="T62">απο γειτονικα AS , υποκλεπτεται απο τον hijacker και μεταβιβαζεται προς αυτον δηλαδη στο AS 2 . Αναρωτιεται κανεις γιατι αυτο να συμβαινει ? Εδω ερχεται μια σημαντικη αρχη στα δικτυα υπολογιστων κα</text:span><text:span text:style-name="T63">ι</text:span><text:span text:style-name="T62"> στο routing που μας λεει οτι : παντα προτιμαμαι το πιο ειδικο prefix </text:span><text:span text:style-name="T63">εναντι του πιο γενικου (more specific prefix wins !!!). Για να μπορεσει παλι το AS1 να παρει παλι την κινηση πισω στην κατοχη του, θα πρεπει να κανει announce ενα πιο ειδικο prefix σε σχεση με το </text:span><text:span text:style-name="T61">130.10.0.0/17</text:span><text:span text:style-name="T63"> . Εκμεταλευοντας τις ιδιοτητες του subnetting κανει announce τα prefixes </text:span><text:span text:style-name="T61">130.10.0.0/1</text:span><text:span text:style-name="T63">8 και </text:span><text:span text:style-name="T61">130.10.</text:span><text:span text:style-name="T64">64</text:span><text:span text:style-name="T61">.0/1</text:span><text:span text:style-name="T63">8 . </text:span><text:span text:style-name="T65">Ετσι η κινηση επανερχεται στο </text:span><text:span text:style-name="T66">AS 1</text:span><text:span text:style-name="T63"> . </text:span><text:span text:style-name="T68">Αφου αναφεραμε την γενικη ιδεα πανω στην τεχνικη αντιμετωπισης ενος bgp prefix hijacking </text:span><text:span text:style-name="T69">ας αναλυσουμε τα βασικα σταδια της υλοποιησης της παραπανω ιδεας. <text:s/>Αρχικα , μελετηθηκε ο τροπος με τον οποιο μπορουμε να κανουμε </text:span><text:span text:style-name="T71">auto-</text:span><text:span text:style-name="T69">configure μονο τους συγκεκριμενους routers που κανουν announce το hijacked-prefix και οχι ολους τους routers του protected as . Για να το πετυχουμε αυτο χρειαστηκε να ομαδοποιησουμε τα δεδομενα του host file της ansible και να συλλεξουμε παραπανω πληροφορια απο το configuration file του καθε router. Η εχτρα πληροφορια που χρειαστηκαμε ειναι το bgp router-id του καθε router και το asn στο οποιο ανηκει ο καθε router. Απο την θεωρια γνωριζουμε οτι το bgp router-id ειναι μοναδικο για καθε <text:s/>router του καθε as και οτι </text:span><text:span text:style-name="T70">απο default ειναι ορισμενο με την τιμη της μικροτερης ορισμενης ip-address </text:span><text:span text:style-name="T71">(σε καποιο interface). </text:span><text:span text:style-name="T72">Αναφερουμε οτι η συλλογη των παραπανω πληροφοριων γινεται στο σταδιο του auto-configuration , δηλαδη το 1ο μερος της πτυχιακης εργασιας. Η ομαδοποιηση των δεδομενων του host file περιλαμβανει 3 επιπεδα. 1ο επιπεδο : ASN , 2o</text:span><text:span text:style-name="T70"> </text:span><text:span text:style-name="T72">επιπεδο: router type, 3o επιπεδο: router-id. </text:span><text:span text:style-name="T73">Για την κατασκευη της συγκεκριμενης δομης του host file χρησιμοποιησαμε <text:s/>την ιδιοτητα της ansible να φτιαχνουμε groups απο groups με το συντακτικο “ [group:children] “ . Η ιδιοτητα αυτη ειναι πολυ σημαντικη , διοτι ενα child group μπορει να κληρονομησει ολες τις μεταβλητες τιμες του parent group . </text:span><text:span text:style-name="T76">Δηλαδη για παραδειγμα το group CISCO-ROUTERS περιεχει </text:span></text:p>
      <text:p text:style-name="P33"><text:soft-page-break/><text:span text:style-name="T73">τ</text:span><text:span text:style-name="T46">ην μεταβλητη ansible_network_os=’ios’ η οποια κληρονομειτε απο το child group ROUTER-ID . </text:span></text:p>
      <text:p text:style-name="P32"><text:span text:style-name="T74">Μ ‘ αυτο το τροπο αρκει να δινουμε ως ορισμα </text:span><text:span text:style-name="T77">στο playbook</text:span><text:span text:style-name="T74"> τα – extra-vars : – extra-vars”target = ASN:&amp;router-id” , αντι – extra-vars”target = ASN:&amp;CISCO-ROUTERS:&amp;router-id” , </text:span><text:span text:style-name="T75">οπου </text:span><text:span text:style-name="T74">extra-vars </text:span><text:span text:style-name="T75">ειναι o τροπος με τον οποιο μπορουμε να εισαγουμε στο playbook arguments. Η δομη αυτη του host file μας βοηθαει απο την μια να απλοποιησουμε τ</text:span><text:span text:style-name="T76">ι</text:span><text:span text:style-name="T75">ς συγκρισεις </text:span><text:span text:style-name="T76">που θα γινουν στην συνεχεια στο mitigation script και απο την αλλη να εχουμε μια καλη αντιληψη της τοπολογιας μας. </text:span></text:p>
      <text:p text:style-name="P27"/>
      <text:p text:style-name="P34"><text:span text:style-name="T79">Για να μπορεσουμε να αυτοματοποιησουμε την διαδικασια του mitigation, το artemis </text:span><text:span text:style-name="T81">μας δινει</text:span><text:span text:style-name="T79"> την δυνατοτητα να καλεσ</text:span><text:span text:style-name="T81">ουμε</text:span><text:span text:style-name="T79"> ενα δικο μας script το οποιο με την σειρα του </text:span><text:span text:style-name="T80">να</text:span><text:span text:style-name="T79"> εκτελει τις απαραιτητες ενεργειες </text:span><text:span text:style-name="T80">που απαιτουνται για να γινει mitigate το hijack. </text:span><text:span text:style-name="T82">Για να πετυχουμε αυτη την διασυνδεση αναμεσα στο mitigation button του artemis και του δικου μας script επρεπε να γινουν μερικες αλλαγες στον κωδικα του conf_</text:span><text:span text:style-name="T83">lib</text:span><text:span text:style-name="T82">.py script </text:span><text:span text:style-name="T84">(συγκεκριμενα στην create_rule_defs())</text:span><text:span text:style-name="T82"> και η προσθηκη του relative path του mitigation_trigger.py script στο αρχειο admin_configs.json . Αν εχει οριστει path για το mitigation <text:s/>script, τοτε </text:span><text:span text:style-name="T84">το configuration file του artemis </text:span><text:span text:style-name="T85">αναθετει σε καθε rule section <text:s text:c="3"/>το εξης: - mitigation: /</text:span><text:span text:style-name="T86">path/</text:span><text:span text:style-name="T88">to/mitigation/script αλλιως </text:span><text:span text:style-name="T93">αν δεν εχει οριστει</text:span><text:span text:style-name="T88"> : - mitigation: manual . </text:span><text:span text:style-name="T89">Αξιζει να αναφερουμε οτι το path του mitigation script αντιστοιχει στο path που βρισκεται στον Docker-Container. </text:span><text:span text:style-name="T90">To artemis μας δινει την απαραιτητη πληροφορια που χρειαζομαστε σε μορφη json για να αντιμετωπισουμε το hijack. </text:span><text:span text:style-name="T91">Η πληροφορια που μας ενδιαφερει ειναι το hijacked prefix και ειναι σε μορφη cidr. <text:s text:c="2"/></text:span><text:span text:style-name="T92">To script που καλειτε, καθε φορα που πατιεται το mitigation button ονομαζεται mitigation_trigger.py, ειναι executable, περνει ως ορισμα το hijacked-event και παρακατω θα περιγραψουμε τις βασικες ενεργειες που επιτελει. </text:span></text:p>
      <text:p text:style-name="P34"><text:span text:style-name="T92"/></text:p>
      <text:p text:style-name="P36"><text:span text:style-name="T94">Αρχικα, το </text:span><text:span text:style-name="T92">mitigation_trigger.py </text:span><text:span text:style-name="T94">script διαβαζει </text:span><text:span text:style-name="T95">το αρχειο results.json με σκοπο να επεξεργαστει την ”στοιβα” απο json οπου εχουν συλλεχτει απο το σταδιο του auto-configuration. Θυμιζουμε οτι το <text:s/>results.json περιεχει ολη την απαραιτητη πληροφορια απο το configuration file του καθε router με το οποιο συνδεεται το artemis στο protected as. <text:s/></text:span><text:span text:style-name="T96">Η παραπανω πληροφορια αναπαρισταται σε μορφη json. </text:span><text:span text:style-name="T97">Στην συνεχεια προσπαθησαμε να βρουμε εναν αποτελεσματικο τροπο <text:s/>με τον οποιο θα μπορουσαμε να βρισκουμε γρηγορα ,με βαση το hijacked-prefix που μας δινει σαν input το artemis, το super-prefix που γινεται hijacked. </text:span><text:span text:style-name="T98">Για τον παραπανω σκοπο,</text:span><text:span text:style-name="T97"> </text:span><text:span text:style-name="T98">χρησιμοποιησαμε μια βιβλιοθηκη της python που ονομαζεται py-radix και η οποια εσωτερικα υλοποιει μια πολυ χρησιμη δομη δεδομενων η οποια ονομαζεται </text:span><text:span text:style-name="T100">r</text:span><text:span text:style-name="T99">adix-</text:span><text:span text:style-name="T100">t</text:span><text:span text:style-name="T99">ree </text:span><text:span text:style-name="T100">ή radix trie ή compact prefix tree </text:span><text:span text:style-name="T103">για την αποθηκευση και ανακτηση IPv4 και IPv6 network prefixes</text:span><text:span text:style-name="T100">. </text:span><text:span text:style-name="T101"><text:s/>Σ’αυτο το σημειο θα ηταν καλο να δωσουμε τον ορισμο της δομης radix-tree , ωστε να γινει κατανοητη η χρηση της παρακατω. </text:span><text:span text:style-name="T102">(</text:span><text:a xlink:type="simple" xlink:href="https://en.wikipedia.org/wiki/Radix_tree" text:style-name="Internet_20_link" text:visited-style-name="Visited_20_Internet_20_Link">https://en.wikipedia.org/wiki/Radix_tree</text:a><text:span text:style-name="T102">) . </text:span><text:span text:style-name="T104">Τα radix-trees χρησιμοποιουνται συχνα για routing table lookups. Αποθηκευουν αποτελεσματικα network prefixes διαφορετικων μεγεθων και επιτρεπουν γρηγορες αναζητησεις για network prefixes. </text:span><text:span text:style-name="T105">Στην δικη μας υλοποιηση θεωρουμε οτι καθε <text:s/>κομβος του δεντρου περιεχει 1) ως τιμη αναζητησης (search key) </text:span><text:span text:style-name="T107">ενα </text:span><text:span text:style-name="T105">network prefix και 2) <text:s/>ως data μια λιστα απο sets οπου καθε set περιεχει τα εξης: (asn, bgp router-id, interface name of </text:span><text:span text:style-name="T106"><text:s/>search value</text:span><text:span text:style-name="T105"> prefix) . </text:span><text:span text:style-name="T108">Η κατασκευη του δεντρου γινεται χρησιμοποιωντας τα data που εχουμε συλλεξει απο τους routers και βρισκονται στο results.json αρχειο. </text:span><text:span text:style-name="T109">Αναφερουμε οτι η τιμη asn αντιστοιχει στο autonomous-system-number του as στο οποιο βρισκεται ο router , η τιμη bgp_router_id στο bgp router-id του router και η τιμη interface_name αντιστοιχει στο interface name του search key prefix .</text:span></text:p>
      <text:p text:style-name="P38"><text:span text:style-name="T109">Γ</text:span><text:span text:style-name="T113">ια να καταληξουμε στο σωστο interface name για το καθε </text:span><text:span text:style-name="T109">search key prefix , </text:span><text:span text:style-name="T113">χρησιμοποιoυμε το module IPSet της βιβλιοθηκης netaddr <text:s/>και την συναρτηση issuperset(). Γνωριζουμε οτι καθε network interface περιεχει ενα /32 prefix και οτι το <text:s/></text:span><text:span text:style-name="T109">search key prefix </text:span><text:span text:style-name="T113">ε</text:span><text:span text:style-name="T112">χει netmask &lt;= </text:span><text:span text:style-name="T87">32 . </text:span><text:span text:style-name="T112">Οποτε μπορουμε ευκολα να αποφανθουμε για το interface name του καθε </text:span><text:span text:style-name="T109">search key prefix</text:span><text:span text:style-name="T112"> . </text:span><text:span text:style-name="T110">H τιμη interface name ειναι πολυ σημαντικη, διοτι θα μας βοηθησει στην συνεχεια οπως θα δουμε στο σωστο remote-configuration του router </text:span><text:span text:style-name="T111">για το prefix-deaggregation. </text:span><text:span text:style-name="T112">H συναρτηση prefix deaggregation ουσιαστικα χρησιμοποιει την μεθοδο subnet() της βιβλιοθηκης netaddr προκειμενου να παραξει τα subnet του hijacked_prefix που δινει ως εισοδο το artemis στο script . </text:span><text:span text:style-name="T114">Επιστρεφει τα 2 subnet prefixes του hijacked-prefix-length+1. </text:span><text:span text:style-name="T115">Αφου εχουμε κατασκευασει το prefix-tree, επομενο βημα ειναι η χρηση τηςμεθοδου search_best της βιβλιοθηκης py-radix. H μεθοδος search_best παιρνει ως ορισμα ενα prefix και επιστρεφει τον κομβο με </text:span><text:span text:style-name="T116">το μακρύτερο πρόθεμα που ταιριάζει και το προθεμα αυτο περιεχεται στο hijacked-prefix. </text:span><text:span text:style-name="T117">Για παραδειγμα , εαν δοθει απο το artemis το hijacked event με hijacked-prefix το 130.10.0.0/17 τοτε η μεθοδος search_best επιστρεφει τον κομβο με prefix <text:s/>130.10.0.0/16 και ταυτοχρονα ολες τις πληροφοριες που ειναι αποθηκευμενες σε αυτον . </text:span><text:span text:style-name="T118">Επομενως ειμαστε σε θεση καθε φορα να γνωριζουμε σε ποιο asn και σε ποιους routers θα </text:span><text:soft-page-break/><text:span text:style-name="T118">κανουμε announce τα </text:span><text:span text:style-name="T119">2 subnet prefixes του hijacked-prefix-length+1. </text:span><text:span text:style-name="T120">Για να μπορεσουμε να κανουμε announce τα 2 sub-prefixes </text:span><text:span text:style-name="T121">χρησιμοποιουμε την συναρτηση subprocess.call() ωστε να </text:span><text:span text:style-name="T120"><text:s/>καλ</text:span><text:span text:style-name="T121">εσουμε</text:span><text:span text:style-name="T120"> το καταλληλο playbook με τα καταλληλα extra-vars . </text:span><text:span text:style-name="T122">Τα extra-vars ουσιαστικα ειναι ενα string το οποιο περιεχει ολη την απαιραιτητη πληροφορια που χρειαζεται το εκαστοτε playbook για <text:s/>να γινει σωστα το announce των 2 sub-prefixes.</text:span><text:span text:style-name="T120"> </text:span><text:span text:style-name="T121">Σημειωνουμε οτι η συναρτηση subprocess.call() χρησιμοποιηθηκε με την τιμη του argument </text:span><text:span text:style-name="T135">shell=True</text:span><text:span text:style-name="T121"> . </text:span><text:span text:style-name="T123">Το playbook που καλει η subprocess.call() ονομαζεται mitigation_playbook.yaml και ειναι υπευθυνο </text:span><text:span text:style-name="T126">καθε φορα</text:span><text:span text:style-name="T123"> να κανει include ολα τα task απο τα </text:span><text:span text:style-name="T124">{ios,eos,}_</text:span><text:span text:style-name="T125">mitigation</text:span><text:span text:style-name="T123">.</text:span><text:span text:style-name="T124">yaml </text:span><text:span text:style-name="T125">playbook</text:span><text:span text:style-name="T123"> αναλογα με το operating system του εκαστοτε router στον οποιο θα γινουν announce τα 2 subprefixes </text:span><text:span text:style-name="T126">(ansible_network_os) . </text:span><text:span text:style-name="T127">Τα playbook (</text:span><text:span text:style-name="T124">{ios,eos,}_</text:span><text:span text:style-name="T125">mitigation</text:span><text:span text:style-name="T123">.</text:span><text:span text:style-name="T124">yaml</text:span><text:span text:style-name="T127">) που καλει το mitigation_playbook.yaml περιεχουν το λιγοτερο 3 βασικα tasks . 1o task ειναι η εισαγωγη των 2 subprefixes στον routing-table του εκαστοτε router. 2o</text:span><text:span text:style-name="T121"> </text:span><text:span text:style-name="T127">task ειναι η εισαγωγη 2 static-routes ωστε να </text:span><text:span text:style-name="T128">υπαρχει ενα εγκυρο μονοπατι προς τα συγκεκριμενα subprefixes και αρα να εισαχθουν στον bgp table. 3o</text:span><text:span text:style-name="T118"> </text:span><text:span text:style-name="T128">task ειναι η αποθηκευση των αλλαγων το</text:span><text:span text:style-name="T129">υ</text:span><text:span text:style-name="T128"> configuration file του καθε router. </text:span><text:span text:style-name="T130">Πρεπει να αναφερουμε οτι η επιλογη χρησης των static-routes ειναι απαραιτητη , διοτι με καποιον τροπο θα πρεπει τα 2 subprefixes να εισαχθουν στον bgp table. Αν και η τεχνικη των static-routes αποφευγεται , εμεις την χρησιμοποιουμε με πολυ προσοχη, διοτι καθε φορα γνωριζουμε το interface_name που αντιστοιχει στο super-prefix των 2 subprefixes </text:span><text:span text:style-name="T131">και ετσι αναθετουμε σε αυτα τα 2 static-routes ως destination interface το </text:span><text:span text:style-name="T130">interface_name </text:span><text:span text:style-name="T132">που παιρνουμε ως εισοδο απο το mitigation_script.py </text:span><text:span text:style-name="T133">(δεδομενα κομβου radix-tree). </text:span><text:span text:style-name="T134">Μετα απο τα παραπανω βηματα ο operator ειναι σε θεση να αντιμετωπισει ενα hijacked_event μονο με το πατημα ενος κουμπιου (mitigate_hijack button). </text:span><text:span text:style-name="T132"><text:s/></text:span><text:span text:style-name="T131"><text:s/></text:span><text:span text:style-name="T130"><text:s/></text:span><text:span text:style-name="T118"><text:s/></text:span></text:p>
      <text:p text:style-name="P37"><text:span text:style-name="T115"><text:s/></text:span></text:p>
      <text:p text:style-name="P37"><text:span text:style-name="T114"><text:s/></text:span><text:span text:style-name="T112"><text:s text:c="2"/></text:span><text:span text:style-name="T110"><text:s text:c="2"/></text:span><text:span text:style-name="T109"><text:s text:c="2"/></text:span></text:p>
      <text:p text:style-name="P35"><text:span text:style-name="T105"><text:s text:c="2"/></text:span><text:span text:style-name="T104"><text:s/></text:span><text:span text:style-name="T102"><text:s/></text:span><text:span text:style-name="T101"><text:s/></text:span><text:span text:style-name="T97"><text:s text:c="3"/></text:span><text:span text:style-name="T95"><text:s text:c="5"/></text:span><text:span text:style-name="T94"><text:s/></text:span><text:span text:style-name="T89"><text:s/></text:span><text:span text:style-name="T85"><text:s text:c="5"/></text:span><text:span text:style-name="T84"><text:s/></text:span><text:span text:style-name="T82"><text:s text:c="4"/></text:span><text:span text:style-name="T79"><text:s/></text:span><text:span text:style-name="T78"><text:s/></text:span><text:span text:style-name="T76"><text:s text:c="3"/></text:span><text:span text:style-name="T75"><text:s/></text:span><text:span text:style-name="T74"><text:s/></text:span><text:span text:style-name="T72"><text:s/></text:span><text:span text:style-name="T69"><text:s text:c="3"/></text:span></text:p>
      <text:p text:style-name="P28"/>
      <text:p text:style-name="P28"/>
      <text:p text:style-name="P30"><text:span text:style-name="T63"><text:s text:c="3"/></text:span><text:span text:style-name="T62"><text:s text:c="8"/></text:span><text:span text:style-name="T61"><text:s text:c="2"/></text:span><text:span text:style-name="T60"><text:s/></text:span><text:span text:style-name="T59"><text:s/></text:span></text:p>
      <text:p text:style-name="P24"/>
      <text:p text:style-name="P25"><text:s text:c="5"/></text:p>
      <text:p text:style-name="P15"><text:span text:style-name="T40"><text:s/></text:span><text:span text:style-name="T37"><text:s/></text:span><text:span text:style-name="T36"><text:s/></text:span><text:span text:style-name="T35"><text:s/></text:span><text:span text:style-name="T34"><text:s text:c="3"/></text:span><text:span text:style-name="T32"><text:s text:c="2"/></text:span><text:span text:style-name="T31"><text:s/></text:span></text:p>
      <text:p text:style-name="P12"><text:span text:style-name="T10"><text:s/></text:span><text:span text:style-name="T20"><text:s/></text:span><text:span text:style-name="T19"><text:s text:c="2"/></text:span><text:span text:style-name="T17"><text:s/></text:span><text:span text:style-name="T16"><text:s text:c="2"/></text:span><text:span text:style-name="T15"><text:s text:c="2"/></text:span><text:span text:style-name="T21"><text:s text:c="2"/></text:span><text:span text:style-name="T22"><text:s text:c="5"/></text:span><text:span text:style-name="T23"><text:s text:c="6"/></text:span></text:p>
      <text:p text:style-name="P3"/>
      <text:p text:style-name="P3"><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ejaVu Sans Mono" svg:font-family="'DejaVu Sans Mono'"/>
    <style:font-face style:name="Lohit Devanagari1" svg:font-family="'Lohit Devanagari'"/>
    <style:font-face style:name="arial" svg:font-family="arial"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15:34:58.485089857</meta:creation-date>
    <meta:generator>LibreOffice/6.0.7.3$Linux_X86_64 LibreOffice_project/00m0$Build-3</meta:generator>
    <dc:date>2019-08-11T23:50:16.920431136</dc:date>
    <meta:editing-duration>PT7H5M36S</meta:editing-duration>
    <meta:editing-cycles>104</meta:editing-cycles>
    <meta:document-statistic meta:table-count="0" meta:image-count="0" meta:object-count="0" meta:page-count="5" meta:paragraph-count="29" meta:word-count="3012" meta:character-count="20152" meta:non-whitespace-character-count="16878"/>
  </office:meta>
</office:document-meta>
</file>